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Standard">
      <style:paragraph-properties fo:margin-top="0cm" fo:margin-bottom="0cm" style:contextual-spacing="false" fo:line-height="200%"/>
      <style:text-properties officeooo:rsid="000da05a" officeooo:paragraph-rsid="000da05a"/>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304b43" style:font-size-asian="12pt" style:font-size-complex="12pt"/>
    </style:style>
    <style:style style:name="P7" style:family="paragraph" style:parent-style-name="Text_20_body">
      <style:text-properties fo:font-size="12pt" officeooo:rsid="000f2fb1" officeooo:paragraph-rsid="000c0074" style:font-size-asian="12pt" style:font-size-complex="12pt"/>
    </style:style>
    <style:style style:name="P8" style:family="paragraph" style:parent-style-name="Text_20_body">
      <style:text-properties fo:font-size="12pt" officeooo:rsid="000f2fb1" officeooo:paragraph-rsid="0012c310" style:font-size-asian="12pt" style:font-size-complex="12pt"/>
    </style:style>
    <style:style style:name="P9" style:family="paragraph" style:parent-style-name="Text_20_body">
      <style:text-properties fo:font-size="12pt" officeooo:rsid="002d0b0e" officeooo:paragraph-rsid="002abf13" style:font-size-asian="12pt" style:font-size-complex="12pt"/>
    </style:style>
    <style:style style:name="P10" style:family="paragraph" style:parent-style-name="Text_20_body">
      <style:text-properties fo:font-size="12pt" officeooo:rsid="0031c5c9" officeooo:paragraph-rsid="0031c5c9" style:font-size-asian="12pt" style:font-size-complex="12pt"/>
    </style:style>
    <style:style style:name="P11" style:family="paragraph" style:parent-style-name="Text_20_body">
      <style:text-properties officeooo:rsid="000c0074" officeooo:paragraph-rsid="000c0074"/>
    </style:style>
    <style:style style:name="P12" style:family="paragraph" style:parent-style-name="Text_20_body">
      <style:text-properties officeooo:paragraph-rsid="00155e43"/>
    </style:style>
    <style:style style:name="P13" style:family="paragraph" style:parent-style-name="Text_20_body">
      <style:text-properties officeooo:paragraph-rsid="00295d6c"/>
    </style:style>
    <style:style style:name="P14" style:family="paragraph" style:parent-style-name="Text_20_body">
      <style:text-properties officeooo:paragraph-rsid="0031a315"/>
    </style:style>
    <style:style style:name="P15" style:family="paragraph" style:parent-style-name="Text_20_body">
      <style:text-properties officeooo:rsid="0031c5c9"/>
    </style:style>
    <style:style style:name="P16" style:family="paragraph" style:parent-style-name="Heading_20_1">
      <style:paragraph-properties fo:break-before="page"/>
      <style:text-properties fo:font-size="14pt" style:font-size-asian="14pt" style:font-size-complex="14pt"/>
    </style:style>
    <style:style style:name="P17" style:family="paragraph" style:parent-style-name="Heading_20_2">
      <style:text-properties fo:font-size="12pt" style:font-size-asian="12pt" style:font-size-complex="12pt"/>
    </style:style>
    <style:style style:name="P18" style:family="paragraph" style:parent-style-name="Heading_20_2">
      <style:text-properties officeooo:rsid="000b566b" officeooo:paragraph-rsid="000b566b"/>
    </style:style>
    <style:style style:name="P19" style:family="paragraph" style:parent-style-name="Text_20_body" style:list-style-name="L1">
      <style:paragraph-properties fo:margin-top="0cm" fo:margin-bottom="0cm" style:contextual-spacing="false" fo:line-height="200%"/>
    </style:style>
    <style:style style:name="P20" style:family="paragraph" style:parent-style-name="Text_20_body" style:list-style-name="L2">
      <style:text-properties officeooo:rsid="000f2fb1" officeooo:paragraph-rsid="002abf13"/>
    </style:style>
    <style:style style:name="P21" style:family="paragraph" style:parent-style-name="Text_20_body" style:list-style-name="L2">
      <style:text-properties officeooo:rsid="00106c9d" officeooo:paragraph-rsid="002abf13"/>
    </style:style>
    <style:style style:name="P22" style:family="paragraph" style:parent-style-name="Text_20_body" style:list-style-name="L2">
      <style:text-properties fo:color="#000080" loext:opacity="100%" fo:font-size="12pt" style:text-underline-style="solid" style:text-underline-width="auto" style:text-underline-color="font-color" officeooo:rsid="002abf13" officeooo:paragraph-rsid="002abf13" style:font-size-asian="12pt" style:font-size-complex="12pt"/>
    </style:style>
    <style:style style:name="P23" style:family="paragraph" style:parent-style-name="Text_20_body" style:list-style-name="L2">
      <style:text-properties fo:color="#000080" loext:opacity="100%" fo:font-size="12pt" style:text-underline-style="solid" style:text-underline-width="auto" style:text-underline-color="font-color" officeooo:rsid="00304b43" officeooo:paragraph-rsid="00304b43" style:font-size-asian="12pt" style:font-size-complex="12pt"/>
    </style:style>
    <style:style style:name="P24" style:family="paragraph" style:parent-style-name="Text_20_body" style:list-style-name="L2">
      <style:text-properties officeooo:rsid="000f2fb7" officeooo:paragraph-rsid="002abf13"/>
    </style:style>
    <style:style style:name="P25" style:family="paragraph" style:parent-style-name="Text_20_body" style:list-style-name="L11">
      <style:text-properties officeooo:rsid="000f2fb7" officeooo:paragraph-rsid="000f2fb7"/>
    </style:style>
    <style:style style:name="P26" style:family="paragraph" style:parent-style-name="Text_20_body" style:list-style-name="L2">
      <style:text-properties fo:font-size="12pt" officeooo:rsid="000f2fb1" officeooo:paragraph-rsid="000f2fb1" style:font-size-asian="12pt" style:font-size-complex="12pt"/>
    </style:style>
    <style:style style:name="P27" style:family="paragraph" style:parent-style-name="Text_20_body" style:list-style-name="L5">
      <style:text-properties fo:font-size="12pt" officeooo:rsid="000f2fb1" officeooo:paragraph-rsid="000f2fb1" style:font-size-asian="12pt" style:font-size-complex="12pt"/>
    </style:style>
    <style:style style:name="P28" style:family="paragraph" style:parent-style-name="Text_20_body" style:list-style-name="L2">
      <style:text-properties fo:font-size="12pt" officeooo:rsid="00106c9d" officeooo:paragraph-rsid="00106c9d" style:font-size-asian="12pt" style:font-size-complex="12pt"/>
    </style:style>
    <style:style style:name="P29" style:family="paragraph" style:parent-style-name="Text_20_body" style:list-style-name="L3">
      <style:text-properties fo:font-size="12pt" officeooo:rsid="00106c9d" officeooo:paragraph-rsid="00106c9d" style:font-size-asian="12pt" style:font-size-complex="12pt"/>
    </style:style>
    <style:style style:name="P30" style:family="paragraph" style:parent-style-name="Text_20_body" style:list-style-name="L2">
      <style:text-properties fo:font-size="12pt" officeooo:rsid="000c0074" officeooo:paragraph-rsid="000f2fb1" style:font-size-asian="12pt" style:font-size-complex="12pt"/>
    </style:style>
    <style:style style:name="P31" style:family="paragraph" style:parent-style-name="Text_20_body" style:list-style-name="L10">
      <style:text-properties fo:font-size="12pt" officeooo:rsid="000c0074" officeooo:paragraph-rsid="000f2fb1" style:font-size-asian="12pt" style:font-size-complex="12pt"/>
    </style:style>
    <style:style style:name="P32" style:family="paragraph" style:parent-style-name="Text_20_body" style:list-style-name="L3">
      <style:text-properties fo:font-size="12pt" officeooo:rsid="000f2fb7" officeooo:paragraph-rsid="000f2fb7" style:font-size-asian="12pt" style:font-size-complex="12pt"/>
    </style:style>
    <style:style style:name="P33" style:family="paragraph" style:parent-style-name="Text_20_body" style:list-style-name="L5">
      <style:text-properties fo:font-size="12pt" officeooo:rsid="000f2fb7" officeooo:paragraph-rsid="000f2fb7" style:font-size-asian="12pt" style:font-size-complex="12pt"/>
    </style:style>
    <style:style style:name="P34" style:family="paragraph" style:parent-style-name="Text_20_body" style:list-style-name="L10">
      <style:text-properties fo:font-size="12pt" officeooo:rsid="000f2fb7" officeooo:paragraph-rsid="000f2fb7" style:font-size-asian="12pt" style:font-size-complex="12pt"/>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text-properties officeooo:paragraph-rsid="0018442d"/>
    </style:style>
    <style:style style:name="P38" style:family="paragraph" style:parent-style-name="Text_20_body" style:list-style-name="L6">
      <style:text-properties officeooo:rsid="001f31be" officeooo:paragraph-rsid="001f31be"/>
    </style:style>
    <style:style style:name="P39" style:family="paragraph" style:parent-style-name="Text_20_body" style:list-style-name="L8">
      <style:text-properties officeooo:rsid="001f31be" officeooo:paragraph-rsid="001f31be"/>
    </style:style>
    <style:style style:name="P40" style:family="paragraph" style:parent-style-name="Text_20_body" style:list-style-name="L7"/>
    <style:style style:name="P41" style:family="paragraph" style:parent-style-name="Text_20_body" style:list-style-name="L9">
      <style:text-properties officeooo:rsid="001dc3ec" officeooo:paragraph-rsid="001dc3ec"/>
    </style:style>
    <style:style style:name="P42" style:family="paragraph" style:parent-style-name="Text_20_body" style:list-style-name="L9">
      <style:text-properties officeooo:rsid="001e07f8" officeooo:paragraph-rsid="001e07f8"/>
    </style:style>
    <style:style style:name="P43" style:family="paragraph" style:parent-style-name="Text_20_body" style:list-style-name="L11"/>
    <style:style style:name="P44" style:family="paragraph" style:parent-style-name="Text_20_body" style:list-style-name="L12">
      <style:text-properties officeooo:rsid="001c39f5" officeooo:paragraph-rsid="001c39f5"/>
    </style:style>
    <style:style style:name="P45" style:family="paragraph" style:parent-style-name="Text_20_body" style:list-style-name="L15">
      <style:text-properties officeooo:rsid="001c39f5" officeooo:paragraph-rsid="001c39f5"/>
    </style:style>
    <style:style style:name="P46" style:family="paragraph" style:parent-style-name="Text_20_body" style:list-style-name="L16">
      <style:text-properties officeooo:rsid="001c39f5" officeooo:paragraph-rsid="001c39f5"/>
    </style:style>
    <style:style style:name="P47" style:family="paragraph" style:parent-style-name="Text_20_body" style:list-style-name="L17">
      <style:text-properties officeooo:rsid="001c39f5" officeooo:paragraph-rsid="001c39f5"/>
    </style:style>
    <style:style style:name="P48" style:family="paragraph" style:parent-style-name="Text_20_body" style:list-style-name="L18">
      <style:text-properties officeooo:rsid="001c39f5" officeooo:paragraph-rsid="001c39f5"/>
    </style:style>
    <style:style style:name="P49" style:family="paragraph" style:parent-style-name="Text_20_body" style:list-style-name="L13">
      <style:text-properties officeooo:paragraph-rsid="000f8ea1"/>
    </style:style>
    <style:style style:name="P50" style:family="paragraph" style:parent-style-name="Text_20_body" style:list-style-name="L13">
      <style:text-properties officeooo:rsid="000f8ea1" officeooo:paragraph-rsid="000f8ea1"/>
    </style:style>
    <style:style style:name="P51" style:family="paragraph" style:parent-style-name="Text_20_body" style:list-style-name="L14">
      <style:text-properties officeooo:rsid="000f8ea1" officeooo:paragraph-rsid="000f8ea1"/>
    </style:style>
    <style:style style:name="P52" style:family="paragraph" style:parent-style-name="Text_20_body" style:list-style-name="L14">
      <style:text-properties officeooo:paragraph-rsid="000f8ea1"/>
    </style:style>
    <style:style style:name="P53" style:family="paragraph" style:parent-style-name="Text_20_body" style:list-style-name="L17">
      <style:text-properties officeooo:paragraph-rsid="001c39f5"/>
    </style:style>
    <style:style style:name="P54" style:family="paragraph" style:parent-style-name="Text_20_body" style:list-style-name="L6">
      <style:text-properties officeooo:rsid="0033c4b9" officeooo:paragraph-rsid="0033c4b9"/>
    </style:style>
    <style:style style:name="P55" style:family="paragraph" style:parent-style-name="Text_20_body">
      <style:text-properties officeooo:paragraph-rsid="0033c4b9"/>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2237ef" style:font-size-asian="12pt" style:font-size-complex="12pt"/>
    </style:style>
    <style:style style:name="T11" style:family="text">
      <style:text-properties fo:font-size="12pt" officeooo:rsid="0023486f" style:font-size-asian="12pt" style:font-size-complex="12pt"/>
    </style:style>
    <style:style style:name="T12" style:family="text">
      <style:text-properties fo:font-size="12pt" officeooo:rsid="0023b59a" style:font-size-asian="12pt" style:font-size-complex="12pt"/>
    </style:style>
    <style:style style:name="T13" style:family="text">
      <style:text-properties fo:font-size="12pt" officeooo:rsid="00265d3d" style:font-size-asian="12pt" style:font-size-complex="12pt"/>
    </style:style>
    <style:style style:name="T14" style:family="text">
      <style:text-properties fo:font-size="12pt" officeooo:rsid="0027b374" style:font-size-asian="12pt" style:font-size-complex="12pt"/>
    </style:style>
    <style:style style:name="T15" style:family="text">
      <style:text-properties fo:font-size="12pt" officeooo:rsid="0028182a" style:font-size-asian="12pt" style:font-size-complex="12pt"/>
    </style:style>
    <style:style style:name="T16" style:family="text">
      <style:text-properties fo:font-size="12pt" officeooo:rsid="000f2fb1" style:font-size-asian="12pt" style:font-size-complex="12pt"/>
    </style:style>
    <style:style style:name="T17" style:family="text">
      <style:text-properties fo:font-size="12pt" officeooo:rsid="002a5855" style:font-size-asian="12pt" style:font-size-complex="12pt"/>
    </style:style>
    <style:style style:name="T18" style:family="text">
      <style:text-properties fo:font-size="12pt" officeooo:rsid="002abf13" style:font-size-asian="12pt" style:font-size-complex="12pt"/>
    </style:style>
    <style:style style:name="T19" style:family="text">
      <style:text-properties fo:font-size="12pt" officeooo:rsid="002e8708" style:font-size-asian="12pt" style:font-size-complex="12pt"/>
    </style:style>
    <style:style style:name="T20" style:family="text">
      <style:text-properties fo:font-size="12pt" officeooo:rsid="0031a315" style:font-size-asian="12pt" style:font-size-complex="12pt"/>
    </style:style>
    <style:style style:name="T21" style:family="text">
      <style:text-properties fo:font-size="12pt" officeooo:rsid="0033c4b9" style:font-size-asian="12pt" style:font-size-complex="12pt"/>
    </style:style>
    <style:style style:name="T22" style:family="text">
      <style:text-properties officeooo:rsid="000c0074"/>
    </style:style>
    <style:style style:name="T23" style:family="text">
      <style:text-properties officeooo:rsid="000f2fb1"/>
    </style:style>
    <style:style style:name="T24" style:family="text">
      <style:text-properties officeooo:rsid="000f8ea1"/>
    </style:style>
    <style:style style:name="T25" style:family="text">
      <style:text-properties officeooo:rsid="001c39f5"/>
    </style:style>
    <style:style style:name="T26" style:family="text">
      <style:text-properties officeooo:rsid="001dc3ec"/>
    </style:style>
    <style:style style:name="T27" style:family="text">
      <style:text-properties fo:color="#000080" loext:opacity="100%" fo:font-size="12pt" style:text-underline-style="solid" style:text-underline-width="auto" style:text-underline-color="font-color" style:font-size-asian="12pt" style:font-size-complex="12pt"/>
    </style:style>
    <style:style style:name="T28" style:family="text">
      <style:text-properties fo:color="#000080" loext:opacity="100%" fo:font-size="12pt" style:text-underline-style="solid" style:text-underline-width="auto" style:text-underline-color="font-color" officeooo:rsid="002abf13" style:font-size-asian="12pt" style:font-size-complex="12pt"/>
    </style:style>
    <style:style style:name="T29" style:family="text">
      <style:text-properties officeooo:rsid="002e8708"/>
    </style:style>
    <style:style style:name="T30" style:family="text">
      <style:text-properties officeooo:rsid="00304b43"/>
    </style:style>
    <style:style style:name="T31" style:family="text">
      <style:text-properties officeooo:rsid="00312896"/>
    </style:style>
    <style:style style:name="T32" style:family="text">
      <style:text-properties officeooo:rsid="0031a315"/>
    </style:style>
    <style:style style:name="T33" style:family="text">
      <style:text-properties officeooo:rsid="0031dc40"/>
    </style:style>
    <style:style style:name="T34" style:family="text">
      <style:text-properties officeooo:rsid="003372a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9">A review providing a reader who is relatively less familiar with the research topic (e.g., an internal/external member of an oral defence committee with adjacent but not direct expertise) an introduction to the general domain. </text:p>
        </text:list-item>
        <text:list-item>
          <text:p text:style-name="P19">An explanation of the overall rationale for how and why the subsequent studies were conducted. For example, the literature underlying the research questions must be sufficiently discussed. </text:p>
        </text:list-item>
        <text:list-item>
          <text:p text:style-name="P19">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4">(~10 pages)</text:p>
      <text:h text:style-name="P16" text:outline-level="1">Introduction</text:h>
      <text:h text:style-name="P17" text:outline-level="2">The ecological niche</text:h>
      <text:p text:style-name="P13"><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10">at the core of</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 </text:span><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6">Chase and Leibold, 2005</text:span></text:a><text:span text:style-name="T16"> </text:span><text:a xlink:type="simple" xlink:href="https://doi.org/10.1098/rstb.2011.0059" text:style-name="Internet_20_link" text:visited-style-name="Visited_20_Internet_20_Link"><text:span text:style-name="T16">Wiens 2011</text:span></text:a><text:span text:style-name="T16"> </text:span><text:a xlink:type="simple" xlink:href="https://doi.org/10.1016/j.tree.2017.03.008" text:style-name="Internet_20_link" text:visited-style-name="Visited_20_Internet_20_Link"><text:span text:style-name="T16">Godsoe et al, 2017</text:span></text:a><text:span text:style-name="T16"> </text:span><text:a xlink:type="simple" xlink:href="https://doi.org/10.1073/pnas.0905137106" text:style-name="Internet_20_link" text:visited-style-name="Visited_20_Internet_20_Link"><text:span text:style-name="T16">Holt 2009</text:span></text:a></text:p>
      <text:p text:style-name="P8"/>
      <text:p text:style-name="P12"><text:span text:style-name="T5">The theory of the ecological niche integrates ideas first </text:span><text:span text:style-name="T19">introduced</text:span><text:span text:style-name="T5"> by Joseph Grinnell and Charles Elton. </text:span><text:span text:style-name="T10">On the one </text:span><text:span text:style-name="T11">hand, Grinnell (1917) focused on the relationships of species to abiotic factors in his now seminal paper on the</text:span><text:span text:style-name="T6"> distribution of the California Trasher.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11">formulating</text:span><text:span text:style-name="T7"> the competitive exclusion principle later tested by Gause (). In contrast </text:span><text:span text:style-name="T19">to Grinnell</text:span><text:span text:style-name="T7">, Elton (1929) </text:span><text:span text:style-name="T19">focused on the position of species within its biotic environment, defining</text:span><text:span text:style-name="T7"> the niche as the “status of the animal in the community”</text:span><text:span text:style-name="T12">. </text:span><text:span text:style-name="T13">These laid out the ground for the development of the niche as an hypervolume by G. Evelyn Hutchinson (). For Hutchinson, the</text:span><text:span text:style-name="T14"> </text:span><text:span text:style-name="T13">niche is the </text:span><text:span text:style-name="T14">location</text:span><text:span text:style-name="T13"> where a species can </text:span><text:span text:style-name="T14">establish and </text:span><text:span text:style-name="T13">persist in a n-dimensional space </text:span><text:span text:style-name="T19">where</text:span><text:span text:style-name="T13"> ax</text:span><text:span text:style-name="T19">e</text:span><text:span text:style-name="T13">s </text:span><text:span text:style-name="T19">are</text:span><text:span text:style-name="T13"> environmental variable</text:span><text:span text:style-name="T19">s</text:span><text:span text:style-name="T13">. </text:span><text:span text:style-name="T15">H</text:span><text:span text:style-name="T14">is view </text:span><text:span text:style-name="T15">successfully integrate the Grinnellian dimensions </text:span><text:span text:style-name="T14">of the niche </text:span><text:span text:style-name="T7">(relationships to the abiotic environments) </text:span><text:span text:style-name="T15">in an intuitive quantitative framework</text:span><text:span text:style-name="T7">, </text:span><text:span text:style-name="T15">shaping the theoretical work in coexistence and biogeography for decades (REF, REF). </text:span></text:p>
      <text:p text:style-name="P7"><text:span text:style-name="T3"/></text:p>
      <text:p text:style-name="P13"><text:soft-page-break/><text:span text:style-name="T15">However, </text:span><text:span text:style-name="T7">the </text:span><text:span text:style-name="T15">integration of the</text:span><text:span text:style-name="T7"> Eltonian dimensions (relationships to other species) of the niche</text:span><text:span text:style-name="T14"> </text:span><text:span text:style-name="T15">in Hutchinson’s hypervolume framework proved to be more challenging ()</text:span><text:span text:style-name="T7">. </text:span><text:span text:style-name="T8">So, </text:span><text:span text:style-name="T15">more recent work </text:span><text:span text:style-name="T19">focused on</text:span><text:span text:style-name="T9"> integrat</text:span><text:span text:style-name="T19">ing</text:span><text:span text:style-name="T9"> the Grinnellian and Eltonian niches to better understand why species are found where they are (Sobéron et al., 2007) and how species interact (Gravel et al., 2019). </text:span><text:span text:style-name="T17">This </text:span><text:span text:style-name="T19">development of the niche concept</text:span><text:span text:style-name="T17"> have allowed to start to address some new questions such as the signature of species interactions across scales. Species interactions was believed to influence distribution of species at local scale, but at regional scale, these effects should fade and be XXX by environmental factors (REF, REF). Some recent studies have rather found that the signature of species interactions should scale-up to influence their distributions at all scales (REF, REF). <text:s/></text:span><text:span text:style-name="T18">CLOSING SENTENCE TO LINK TO NEUTRAL PROCESSES?</text:span></text:p>
      <text:p text:style-name="P13"><text:span text:style-name="T18"/></text:p>
      <text:p text:style-name="P9">In contrast, neutral theory first proposed by Hubbell (2000) suggest that biodiversity is structured in space and time not by ecological differences (growth, death, dispersion rates) among species but by stochastic elements (ecological drift). As much as the assumption of equivalence was unrealistic, neutral theory successfully predict many of the properties of community structures (Bell 2001; Cattin et al., 2013). <text:span text:style-name="T29">Modern theories now recognized both n</text:span>iche and neutral processes <text:span text:style-name="T29">as central in shaping ecological communities (Vellend 2010). In fact, ecolgoc</text:span>are now recognized to play roles in explaining ecological succession, communities, and biotic interactions (Gravels et al., 2011, Morales-Castilla et al., 2015, Poisot et al., 2016).</text:p>
      <text:list xml:id="list2368218667" text:style-name="L2">
        <text:list-item>
          <text:list>
            <text:list-item>
              <text:p text:style-name="P20"><text:a xlink:type="simple" xlink:href="https://doi.org/10.1046/j.1461-0248.2000.00143.x" text:style-name="Internet_20_link" text:visited-style-name="Visited_20_Internet_20_Link"><text:span text:style-name="T28">H</text:span></text:a><text:span text:style-name="T28">ubbell 2000</text:span></text:p>
            </text:list-item>
            <text:list-item>
              <text:p text:style-name="P21"><text:a xlink:type="simple" xlink:href="https://doi.org/10.2307/4072271" text:style-name="Internet_20_link" text:visited-style-name="Visited_20_Internet_20_Link"><text:span text:style-name="T28">B</text:span></text:a><text:span text:style-name="T28">ell</text:span></text:p>
            </text:list-item>
            <text:list-item>
              <text:p text:style-name="P22">Gravel et al. 2011</text:p>
            </text:list-item>
            <text:list-item>
              <text:p text:style-name="P23"><text:a xlink:type="simple" xlink:href="https://doi.org/10.1098/rstb.2011.0063" text:style-name="Internet_20_link" text:visited-style-name="Visited_20_Internet_20_Link">Chase &amp; Myers 2011</text:a></text:p>
            </text:list-item>
            <text:list-item>
              <text:p text:style-name="P22">Cattin et al., 2013</text:p>
            </text:list-item>
            <text:list-item>
              <text:p text:style-name="P24"><text:a xlink:type="simple" xlink:href="https://doi.org/10.1016/j.tree.2015.03.014" text:style-name="Internet_20_link" text:visited-style-name="Visited_20_Internet_20_Link"><text:span text:style-name="T27">Morales-Castilla et al., 2015</text:span></text:a></text:p>
            </text:list-item>
          </text:list>
        </text:list-item>
      </text:list>
      <text:h text:style-name="Heading_20_2" text:outline-level="2">Biogeography</text:h>
      <text:p text:style-name="P6"><text:span text:style-name="T30">Biogeography, the study of </text:span><text:span text:style-name="T32">how biodiversity is</text:span><text:span text:style-name="T30"> distribut</text:span><text:span text:style-name="T32">ed</text:span><text:span text:style-name="T30">, is arguably </text:span><text:span text:style-name="T32">one of </text:span><text:span text:style-name="T30">the </text:span><text:span text:style-name="T32">subfield</text:span><text:span text:style-name="T30"> of ecology that was the most transformed by niche theory. Based on the niche formalism, species distribution models brought biogeography from a mainly descriptive science to a science that </text:span><text:soft-page-break/><text:span text:style-name="T30">provides testable predictions. Correlative species distribution models quantify species niches by relating observed species presences to environmental variables. However, the relationship between species niche and what species distribution describe is unclear. On the one hand, they rely on observations of the realization of species niches. On the other hand, most species distribution models fail to account for other factors influencing species distribution such as as biotic interactions and dispersal limitations. This later shortfall has been one of the main critique of SDMs, </text:span><text:span text:style-name="T31">especially for extrapolation (spatial, and temporal extrapolations). R</text:span><text:span text:style-name="T30">ecent methods have start</text:span><text:span text:style-name="T31">ed to introduced dispersal limitations and biotic interactions into models, but much need to be done</text:span><text:span text:style-name="T30">. </text:span><text:span text:style-name="T31">Regardless of these limitations, SDMs have proved to be instrumental to understanding many spatial and temporal patterns we observed, and is now a crucial in conservation.</text:span><text:span text:style-name="T30"> </text:span></text:p>
      <text:list text:continue-numbering="true" text:style-name="L2">
        <text:list-item>
          <text:list>
            <text:list-item>
              <text:p text:style-name="P26"><text:a xlink:type="simple" xlink:href="https://doi.org/10.1046/j.1461-0248.2000.00143.x" text:style-name="Internet_20_link" text:visited-style-name="Visited_20_Internet_20_Link">Pulliam 2002</text:a></text:p>
            </text:list-item>
            <text:list-item>
              <text:p text:style-name="P28"><text:a xlink:type="simple" xlink:href="https://doi.org/10.2307/4072271" text:style-name="Internet_20_link" text:visited-style-name="Visited_20_Internet_20_Link">Grinnell 1917</text:a></text:p>
            </text:list-item>
            <text:list-item>
              <text:p text:style-name="P26"><text:a xlink:type="simple" xlink:href="https://doi.org/10.1098/rstb.2011.0059" text:style-name="Internet_20_link" text:visited-style-name="Visited_20_Internet_20_Link">Wiens 2011</text:a></text:p>
            </text:list-item>
            <text:list-item>
              <text:p text:style-name="P30"><text:a xlink:type="simple" xlink:href="https://doi.org/10.1016/j.tree.2017.03.008" text:style-name="Internet_20_link" text:visited-style-name="Visited_20_Internet_20_Link"><text:span text:style-name="T23">Godsoe et al, 2017</text:span></text:a></text:p>
            </text:list-item>
            <text:list-item>
              <text:p text:style-name="P30"><text:a xlink:type="simple" xlink:href="https://doi.org/10.1146/annurev.ecolsys.110308.120159" text:style-name="Internet_20_link" text:visited-style-name="Visited_20_Internet_20_Link">Jane Elith <text:span text:style-name="T30">&amp;</text:span> John R. Leathwick <text:span text:style-name="T30">2009</text:span></text:a></text:p>
            </text:list-item>
          </text:list>
        </text:list-item>
      </text:list>
      <text:p text:style-name="P14"><text:span text:style-name="T20">The history of biogeography can be traced back to the work of Alexander von Humbolt. In his 1807 essay, von Humbolt noted how plant communities tend to be more diverse as one move closer to the equator. Hypotheses for explaining this relationship between species diversity and latitude would be proposed centuries after von Humboldts’ work. These hypothesis are still debated and the central question to many modern ecological research. Another pioneer of biogeography is </text:span>Alfred Russel <text:span text:style-name="T20">Wallace. During his extensive travels in the mid-19th century, Wallace noticed that how vertebrate families are distributed tend to form distinct geographical units. Based on this observation and on the existing knowledge of his time, he the proposed that the Earth's land surface can be divided in zoographic regions based on the distribution of species (Wallace, 1876; Holt et al., 2013). These lead the way for the research of finding generalities in geographic distribution of diversity such as the relationship between diversity and area (Arrhenius, 1920; Preston 1960) or the work on island biogeography (MacArthur and Wilson, XXX).</text:span></text:p>
      <text:list text:style-name="L3">
        <text:list-item>
          <text:list>
            <text:list-item>
              <text:p text:style-name="P32"><text:a xlink:type="simple" xlink:href="https://doi.org/10.1111/jbi.13008" text:style-name="Internet_20_link" text:visited-style-name="Visited_20_Internet_20_Link">Matthews et al., 2017</text:a></text:p>
            </text:list-item>
            <text:list-item>
              <text:p text:style-name="P29"><text:a xlink:type="simple" xlink:href="https://www.jstor.org/stable/1931793" text:style-name="Internet_20_link" text:visited-style-name="Visited_20_Internet_20_Link"><text:soft-page-break/>Preston 1960</text:a></text:p>
            </text:list-item>
            <text:list-item>
              <text:p text:style-name="P29">Arrhenius (1920)</text:p>
            </text:list-item>
          </text:list>
        </text:list-item>
      </text:list>
      <text:p text:style-name="P10">Other geographic patterns have been treated as “rules”, and finding explanation for these rules have been centerpiece of biography in the last decade. One of such rules is the latitudinal diversity gradient. Suggested explanations are XXX, XXX, or XXX. Another famous rule is Bergmann’s rule stating that “ZZZ”. Some of the reasons for explaining this are ZZXX, XXX, Xx. The </text:p>
      <text:list text:style-name="L4">
        <text:list-item>
          <text:list>
            <text:list-item>
              <text:p text:style-name="P35"><text:a xlink:type="simple" xlink:href="https://doi.org/10.1086/381004" text:style-name="Internet_20_link" text:visited-style-name="Visited_20_Internet_20_Link">Hillebrand &amp; Thomas (2004)</text:a></text:p>
            </text:list-item>
            <text:list-item>
              <text:p text:style-name="P35"><text:a xlink:type="simple" xlink:href="https://doi.org/10.1111/j.1461-0248.2007.01020.x" text:style-name="Internet_20_link" text:visited-style-name="Visited_20_Internet_20_Link">Mittelbach et al. (2007)</text:a></text:p>
            </text:list-item>
            <text:list-item>
              <text:p text:style-name="P35"><text:a xlink:type="simple" xlink:href="https://doi.org/10.1073/pnas.1317722111" text:style-name="Internet_20_link" text:visited-style-name="Visited_20_Internet_20_Link">Lammana et al. (2014)</text:a></text:p>
            </text:list-item>
            <text:list-item>
              <text:p text:style-name="P35">Bergmann (1848)</text:p>
            </text:list-item>
            <text:list-item>
              <text:p text:style-name="P35"><text:a xlink:type="simple" xlink:href="https://doi.org/10.1046/j.1472-4642.1999.00046.x" text:style-name="Internet_20_link" text:visited-style-name="Visited_20_Internet_20_Link">Blackburn et al. (1999)</text:a></text:p>
            </text:list-item>
          </text:list>
        </text:list-item>
      </text:list>
      <text:p text:style-name="P15">One of the recent advancement of bio<text:span text:style-name="T33">geo</text:span>graphy is to extend from focusing solely on the distribution of organisms to study the spatial distribution of interactions and the ecological network they form. <text:s/><text:span text:style-name="T33">Interaction network can vary through two main processes: (1) changes in community composition, and (2) changes in the functional relationships between interacting species (e.g., body mass ratio between predators and prey (Poisot et al., 2015). These two processes are, in turn, influenced by factors such as the environment (REF), </text:span><text:span text:style-name="T34">the regional pool of interactions </text:span><text:span text:style-name="T33">,area (REF), higher-order interactions (REF), and stochasticity. </text:span><text:span text:style-name="T34">Based on previous knowledge on species biogeography and on how species interaction network are structured, it is possible to make predictions on how network properties vary across space and scale (e.g., Galiana XXX, Baiser et al., 2019) and, the empirical investigation on these patterns and the processes explaining the observed patterns are still rare (Dansereau, Galiana, Saravia). </text:span></text:p>
      <text:list text:style-name="L5">
        <text:list-item>
          <text:list>
            <text:list-item>
              <text:p text:style-name="P36"><text:a xlink:type="simple" xlink:href="https://doi.org/10.1111/geb.12925" text:style-name="Internet_20_link" text:visited-style-name="Visited_20_Internet_20_Link">Baiser et al., 2019</text:a></text:p>
            </text:list-item>
            <text:list-item>
              <text:p text:style-name="P36"><text:a xlink:type="simple" xlink:href="https://doi.org/10.1111/ecog.04006" text:style-name="Internet_20_link" text:visited-style-name="Visited_20_Internet_20_Link">Gravel et al., 2019</text:a></text:p>
            </text:list-item>
            <text:list-item>
              <text:p text:style-name="P27"><text:a xlink:type="simple" xlink:href="https://doi.org/10.1111/jbi.14447" text:style-name="Internet_20_link" text:visited-style-name="Visited_20_Internet_20_Link">Windsor et al., 2022</text:a></text:p>
            </text:list-item>
            <text:list-item>
              <text:p text:style-name="P33"><text:a xlink:type="simple" xlink:href="https://doi.org/10.1111/oik.01719" text:style-name="Internet_20_link" text:visited-style-name="Visited_20_Internet_20_Link">Poisot et al., 2015</text:a></text:p>
            </text:list-item>
          </text:list>
        </text:list-item>
      </text:list>
      <text:h text:style-name="Heading_20_2" text:outline-level="2"><text:soft-page-break/>Relations between species traits and niche </text:h>
      <text:p text:style-name="P55"><text:span text:style-name="T21">Species functional traits are </text:span><text:span text:style-name="T2">morphological, physiological or phenological </text:span><text:span text:style-name="T21">characteristics of a species that influences its performance (growth, survival, reproduction) in an environment (Violle et al., 2006). In other words, functional traits are believed to be predictors of species niches (McGill et al., 2007). </text:span></text:p>
      <text:p text:style-name="P55"><text:span text:style-name="T21"/></text:p>
      <text:p text:style-name="P55"><text:span text:style-name="T21">These functional traits evolved as a function of environmental conditions and interactions with other species (Reich et al., 2003). Therefore, functional traits are important in understanding species distributions and community assembly when niche differentiation and environmental filtering are the primary drivers (Zakharova et al., 2019). For example, Lammana et al., (2014) showed how quantifying volume, packing, and overlap of functional trait space across scale could test different hypotheses for the latitudinal gradient in species richness.</text:span></text:p>
      <text:p text:style-name="P55"><text:span text:style-name="T21"/></text:p>
      <text:p text:style-name="P55"><text:span text:style-name="T21">One of the benefit of using species traits over species identity is that it provide a quantitative framework for prediction (Kearney et al., 2010). Given that species with similar traits should have similar niches, we expect traits to improve prediction of species distributions. For example, using a hierarchical species distribution model, Pollock et al. (2012) showed how E</text:span><text:span text:style-name="T2">ucalypt</text:span><text:span text:style-name="T21"> species leaf area, plant height, and seed mass influenced species response to environmental gradients. Not only these trait-based predictions gives a better mechanistic understanding of how traits influence species distributions, but it have been shown to help transfer knowledge for areas or species for which we have very little data (Vesk et al., 2021). </text:span></text:p>
      <text:p text:style-name="P55"><text:span text:style-name="T21"/></text:p>
      <text:p text:style-name="P55"><text:span text:style-name="T21">Species sharing similar traits should also share similar interactions. For example, while looking at all predator-prey interactions for European vertebrates, O’Connor et al. (2020) found that species traits </text:span><text:span text:style-name="T2">strongly explained</text:span><text:span text:style-name="T21"> species trophic group (species sharing similar interactions). Therefore, traits also provide a framework to predict interactions <text:s/>(Gravel et al., 2013). For trophic interactions, this means that the traits (e.g., body mass, activity time, foraging strata) of predators should determine the type of species it can feed on. Similarly, the traits of the prey should determine the type of predator a species has. These assumptions are encompassed in ‘trait-matching’ models that aim to predict functionally feasible interactions in a species pool </text:span><text:soft-page-break/><text:span text:style-name="T21">(Morales-Castilla, 2015). These types of model have been proved to predict accurately possible species interactions for a number of ecosystems, taxa, and interaction type (Brousseau et al., ; Gravel et al., ; Pomeranz et al. ; Bartomeus et al. ; Pichler et al., ). Again, such trait-based model is promosing to gain mechanistic understanding of how traits relate to niches, and to fill some of the knowledge gaps about how species interact (Hortal et al., 2015).</text:span></text:p>
      <text:list text:style-name="L6">
        <text:list-item>
          <text:list>
            <text:list-item>
              <text:p text:style-name="P37"><text:a xlink:type="simple" xlink:href="https://doi-org.proxy3.library.mcgill.ca/10.1016/j.tree.2006.02.002" text:style-name="Internet_20_link" text:visited-style-name="Visited_20_Internet_20_Link"><text:span text:style-name="T3">M</text:span><text:span text:style-name="T8">cGill et al., 2007</text:span></text:a></text:p>
            </text:list-item>
            <text:list-item>
              <text:p text:style-name="P54"><text:a xlink:type="simple" xlink:href="https://doi.org/10.1111/j.0030-1299.2007.15559.x" text:style-name="Internet_20_link" text:visited-style-name="Visited_20_Internet_20_Link"><text:span text:style-name="T8">V</text:span><text:span text:style-name="T2">iolle et al., 2006</text:span></text:a></text:p>
            </text:list-item>
            <text:list-item>
              <text:p text:style-name="P38"><text:a xlink:type="simple" xlink:href="https://doi-org.proxy3.library.mcgill.ca/10.1016/j.ecolmodel.2019.05.008" text:style-name="Internet_20_link" text:visited-style-name="Visited_20_Internet_20_Link">Zakharova et al., 2019</text:a></text:p>
            </text:list-item>
          </text:list>
        </text:list-item>
      </text:list>
      <text:p text:style-name="Text_20_body"><text:tab/>Relation to niche</text:p>
      <text:list text:style-name="L7">
        <text:list-item>
          <text:list>
            <text:list-item>
              <text:p text:style-name="P40"><text:a xlink:type="simple" xlink:href="https://doi.org/10.1098/rstb.2010.0034" text:style-name="Internet_20_link" text:visited-style-name="Visited_20_Internet_20_Link">Kerney et al., 2010</text:a></text:p>
            </text:list-item>
            <text:list-item>
              <text:p text:style-name="P40"><text:a xlink:type="simple" xlink:href="https://doi.org/10.1111/ele.12081" text:style-name="Internet_20_link" text:visited-style-name="Visited_20_Internet_20_Link">Eklof et al., 2013</text:a></text:p>
            </text:list-item>
            <text:list-item>
              <text:p text:style-name="P40"><text:a xlink:type="simple" xlink:href="https://onlinelibrary.wiley.com/doi/full/10.1111/jbi.13773" text:style-name="Internet_20_link" text:visited-style-name="Visited_20_Internet_20_Link">O’Connor et al., 2020</text:a></text:p>
            </text:list-item>
            <text:list-item>
              <text:p text:style-name="P40"><text:a xlink:type="simple" xlink:href="https://doi.org/10.1111/ecog.03187" text:style-name="Internet_20_link" text:visited-style-name="Visited_20_Internet_20_Link">Blonder 2017</text:a></text:p>
            </text:list-item>
            <text:list-item>
              <text:p text:style-name="P40"><text:a xlink:type="simple" xlink:href="https://doi.org/10.1073/pnas.1317722111" text:style-name="Internet_20_link" text:visited-style-name="Visited_20_Internet_20_Link">Lammana et al. (2014)</text:a></text:p>
            </text:list-item>
            <text:list-item>
              <text:p text:style-name="P40"><text:a xlink:type="simple" xlink:href="https://doi.org/10.1111/oik.05415" text:style-name="Internet_20_link" text:visited-style-name="Visited_20_Internet_20_Link">Dehling &amp; Stouffer, 2018</text:a></text:p>
            </text:list-item>
          </text:list>
        </text:list-item>
      </text:list>
      <text:p text:style-name="P5"><text:tab/><text:span text:style-name="T22">Advantage of traits</text:span></text:p>
      <text:list text:style-name="L8">
        <text:list-item>
          <text:list>
            <text:list-item>
              <text:p text:style-name="P39"><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6">Data gaps</text:span></text:p>
      <text:list text:style-name="L9">
        <text:list-item>
          <text:list>
            <text:list-item>
              <text:p text:style-name="P41"><text:a xlink:type="simple" xlink:href="https://doi.org/10.1146/annurev-ecolsys-112414-054400" text:style-name="Internet_20_link" text:visited-style-name="Visited_20_Internet_20_Link">Hortal et al., 2015</text:a> shortfalls</text:p>
            </text:list-item>
            <text:list-item>
              <text:p text:style-name="P41"><text:a xlink:type="simple" xlink:href="https://doi.org/10.1111/jbi.14127" text:style-name="Internet_20_link" text:visited-style-name="Visited_20_Internet_20_Link">Poisot et al., 2021</text:a> interactions</text:p>
            </text:list-item>
            <text:list-item>
              <text:p text:style-name="P41"><text:a xlink:type="simple" xlink:href="https://doi.org/10.1111/geb.13184" text:style-name="Internet_20_link" text:visited-style-name="Visited_20_Internet_20_Link">Etard et al, 2020</text:a> traits</text:p>
            </text:list-item>
            <text:list-item>
              <text:p text:style-name="P41"><text:a xlink:type="simple" xlink:href="https://doi.org/10.1111/j.1366-9516.2005.00143.x" text:style-name="Internet_20_link" text:visited-style-name="Visited_20_Internet_20_Link">Whittaker et al., 2005</text:a> conservation</text:p>
            </text:list-item>
            <text:list-item>
              <text:p text:style-name="P41"><text:a xlink:type="simple" xlink:href="https://doi.org/10.1038/ncomms9221" text:style-name="Internet_20_link" text:visited-style-name="Visited_20_Internet_20_Link">Meyer et al., 2015</text:a> vertebrate data bias</text:p>
            </text:list-item>
            <text:list-item>
              <text:p text:style-name="P41"><text:a xlink:type="simple" xlink:href="https://doi.org/10.1111/ele.12624" text:style-name="Internet_20_link" text:visited-style-name="Visited_20_Internet_20_Link">Meyer et al., 2016</text:a> plant data bias</text:p>
            </text:list-item>
            <text:list-item>
              <text:p text:style-name="P42"><text:a xlink:type="simple" xlink:href="https://doi.org/10.1016/j.biocon.2023.110118" text:style-name="Internet_20_link" text:visited-style-name="Visited_20_Internet_20_Link">Garcia-Rosello et al., 2023</text:a> biogeography bias</text:p>
            </text:list-item>
            <text:list-item>
              <text:p text:style-name="P41"><text:a xlink:type="simple" xlink:href="https://doi.org/10.1111/ecog.05793" text:style-name="Internet_20_link" text:visited-style-name="Visited_20_Internet_20_Link">Tessarolo et al., 2021</text:a> uncertainty</text:p>
            </text:list-item>
            <text:list-item>
              <text:p text:style-name="P42"><text:a xlink:type="simple" xlink:href="https://doi.org/10.1111/brv.12105" text:style-name="Internet_20_link" text:visited-style-name="Visited_20_Internet_20_Link"><text:soft-page-break/>Williams et al., 2014</text:a> season</text:p>
            </text:list-item>
          </text:list>
        </text:list-item>
      </text:list>
      <text:p text:style-name="P11"><text:tab/>Traits used to predict Grinnellian niche</text:p>
      <text:list text:style-name="L10">
        <text:list-item>
          <text:list>
            <text:list-item>
              <text:p text:style-name="P31"><text:a xlink:type="simple" xlink:href="https://doi.org/10.1098/rstb.2010.0034" text:style-name="Internet_20_link" text:visited-style-name="Visited_20_Internet_20_Link"><text:span text:style-name="T23">Kerney et al., 2010</text:span></text:a></text:p>
            </text:list-item>
            <text:list-item>
              <text:p text:style-name="P34"><text:a xlink:type="simple" xlink:href="https://doi.org/10.1111/j.1600-0587.2011.07085.x" text:style-name="Internet_20_link" text:visited-style-name="Visited_20_Internet_20_Link">Pollock et al., 2012</text:a></text:p>
            </text:list-item>
            <text:list-item>
              <text:p text:style-name="P34"><text:a xlink:type="simple" xlink:href="https://doi.org/10.1002/ece3.5969" text:style-name="Internet_20_link" text:visited-style-name="Visited_20_Internet_20_Link">Van Nuland et al., 2020</text:a></text:p>
            </text:list-item>
          </text:list>
        </text:list-item>
      </text:list>
      <text:p text:style-name="Text_20_body"><text:tab/><text:span text:style-name="T22">Traits used to predict Eltonian niche</text:span></text:p>
      <text:list xml:id="list933165973" text:style-name="L11">
        <text:list-item>
          <text:list>
            <text:list-item>
              <text:p text:style-name="P25"><text:a xlink:type="simple" xlink:href="https://doi.org/10.1111/2041-210X.12103" text:style-name="Internet_20_link" text:visited-style-name="Visited_20_Internet_20_Link">Gravel et al., 2013</text:a></text:p>
            </text:list-item>
            <text:list-item>
              <text:p text:style-name="P25"><text:a xlink:type="simple" xlink:href="https://doi.org/10.1111/1365-2435.12666" text:style-name="Internet_20_link" text:visited-style-name="Visited_20_Internet_20_Link">Bartomeus et al., 2016</text:a></text:p>
            </text:list-item>
            <text:list-item>
              <text:p text:style-name="P25"><text:a xlink:type="simple" xlink:href="https://doi.org/10.1016/j.tree.2015.03.014" text:style-name="Internet_20_link" text:visited-style-name="Visited_20_Internet_20_Link">Morales-Castilla et al., 2015</text:a></text:p>
            </text:list-item>
            <text:list-item>
              <text:p text:style-name="P25"><text:a xlink:type="simple" xlink:href="https://doi.org/10.1111/2041-210X.13329" text:style-name="Internet_20_link" text:visited-style-name="Visited_20_Internet_20_Link">Pichler et al., 2020</text:a></text:p>
            </text:list-item>
          </text:list>
        </text:list-item>
      </text:list>
      <text:p text:style-name="Text_20_body"><text:tab/><text:span text:style-name="T22">Assumptions </text:span></text:p>
      <text:h text:style-name="P18" text:outline-level="2">Trophic interactions and food webs</text:h>
      <text:p text:style-name="Text_20_body"><text:tab/><text:span text:style-name="T22">What are trophic interactions, why we care</text:span></text:p>
      <text:list text:style-name="L12">
        <text:list-item>
          <text:list>
            <text:list-item>
              <text:p text:style-name="P44"><text:a xlink:type="simple" xlink:href="https://doi.org/10.2307/1930126" text:style-name="Internet_20_link" text:visited-style-name="Visited_20_Internet_20_Link">Lindeman 1942</text:a></text:p>
            </text:list-item>
            <text:list-item>
              <text:p text:style-name="P44"><text:a xlink:type="simple" xlink:href="https://doi.org/10.1016/j.tree.2020.08.015" text:style-name="Internet_20_link" text:visited-style-name="Visited_20_Internet_20_Link">Pollock et al., 2020</text:a></text:p>
            </text:list-item>
            <text:list-item>
              <text:p text:style-name="P44"><text:a xlink:type="simple" xlink:href="https://doi.org/10.1111/1365-2664.12769" text:style-name="Internet_20_link" text:visited-style-name="Visited_20_Internet_20_Link">Harvey et al., 2016</text:a></text:p>
            </text:list-item>
            <text:list-item>
              <text:p text:style-name="P44"><text:a xlink:type="simple" xlink:href="https://doi.org/10.1038/ncomms10245" text:style-name="Internet_20_link" text:visited-style-name="Visited_20_Internet_20_Link">McDonald-Madden et al., 2016</text:a></text:p>
            </text:list-item>
          </text:list>
        </text:list-item>
      </text:list>
      <text:p text:style-name="Text_20_body"><text:tab/>Constraints on interactions</text:p>
      <text:list text:continue-list="list933165973" text:style-name="L11">
        <text:list-item>
          <text:list>
            <text:list-item>
              <text:p text:style-name="P43"><text:a xlink:type="simple" xlink:href="https://doi.org/10.1111/ele.13525" text:style-name="Internet_20_link" text:visited-style-name="Visited_20_Internet_20_Link">Blanchet et al., 2020</text:a></text:p>
            </text:list-item>
            <text:list-item>
              <text:p text:style-name="P43"><text:a xlink:type="simple" xlink:href="https://doi.org/10.1111/ecog.04360" text:style-name="Internet_20_link" text:visited-style-name="Visited_20_Internet_20_Link">Thurman et al., 2019</text:a></text:p>
            </text:list-item>
            <text:list-item>
              <text:p text:style-name="P43"><text:a xlink:type="simple" xlink:href="https://doi.org/10.1016/j.tree.2015.03.014" text:style-name="Internet_20_link" text:visited-style-name="Visited_20_Internet_20_Link">Morales-Castilla et al., 2015</text:a></text:p>
            </text:list-item>
            <text:list-item>
              <text:p text:style-name="P43"><text:a xlink:type="simple" xlink:href="https://doi.org/10.1038/nature09113" text:style-name="Internet_20_link" text:visited-style-name="Visited_20_Internet_20_Link">Gómez et al., 2010</text:a></text:p>
            </text:list-item>
          </text:list>
        </text:list-item>
      </text:list>
      <text:p text:style-name="Text_20_body"><text:tab/><text:span text:style-name="T22">From trophic interactions to food webs</text:span></text:p>
      <text:p text:style-name="Text_20_body"><text:tab/><text:span text:style-name="T22">Food webs emerging properties</text:span></text:p>
      <text:list text:style-name="L13">
        <text:list-item>
          <text:list>
            <text:list-item>
              <text:p text:style-name="P50"><text:a xlink:type="simple" xlink:href="https://doi.org/10.1111/brv.12433" text:style-name="Internet_20_link" text:visited-style-name="Visited_20_Internet_20_Link"><text:soft-page-break/>Delmas et al., 2019</text:a></text:p>
            </text:list-item>
            <text:list-item>
              <text:p text:style-name="P50"><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9"><text:a xlink:type="simple" xlink:href="https://doi.org/10.1146/annurev-ecolsys-110218-024908" text:style-name="Internet_20_link" text:visited-style-name="Visited_20_Internet_20_Link"><text:span text:style-name="T24">Pringle et al., 2020</text:span></text:a></text:p>
            </text:list-item>
          </text:list>
        </text:list-item>
      </text:list>
      <text:p text:style-name="Text_20_body"><text:tab/><text:span text:style-name="T22">Constraints on food webs</text:span></text:p>
      <text:list text:style-name="L14">
        <text:list-item>
          <text:list>
            <text:list-item>
              <text:p text:style-name="P52"><text:a xlink:type="simple" xlink:href="https://doi.org/10.1111/1365-2656.13652" text:style-name="Internet_20_link" text:visited-style-name="Visited_20_Internet_20_Link"><text:span text:style-name="T24">Saravia et al., 2022</text:span></text:a></text:p>
            </text:list-item>
            <text:list-item>
              <text:p text:style-name="P51"><text:a xlink:type="simple" xlink:href="https://doi.org/10.1038/ncomms14389" text:style-name="Internet_20_link" text:visited-style-name="Visited_20_Internet_20_Link">Grilli et al., 2017</text:a></text:p>
            </text:list-item>
            <text:list-item>
              <text:p text:style-name="P51"><text:a xlink:type="simple" xlink:href="https://doi.org/10.1038/s41559-018-0517-3" text:style-name="Internet_20_link" text:visited-style-name="Visited_20_Internet_20_Link">Galiana et al., 2018</text:a></text:p>
            </text:list-item>
            <text:list-item>
              <text:p text:style-name="P51"><text:a xlink:type="simple" xlink:href="https://doi.org/10.1016/j.tree.2015.09.001" text:style-name="Internet_20_link" text:visited-style-name="Visited_20_Internet_20_Link">McMeans et al., 2015</text:a></text:p>
            </text:list-item>
            <text:list-item>
              <text:p text:style-name="P51"><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22">Why bird migrate</text:span></text:p>
      <text:list text:style-name="L15">
        <text:list-item>
          <text:list>
            <text:list-item>
              <text:p text:style-name="P45"><text:a xlink:type="simple" xlink:href="https://doi.org/10.1111/brv.12476" text:style-name="Internet_20_link" text:visited-style-name="Visited_20_Internet_20_Link">Winger et al., 2018</text:a></text:p>
            </text:list-item>
            <text:list-item>
              <text:p text:style-name="P45"><text:a xlink:type="simple" xlink:href="https://doi.org/10.1111/geb.12298" text:style-name="Internet_20_link" text:visited-style-name="Visited_20_Internet_20_Link">Somveille et al., 2015</text:a></text:p>
            </text:list-item>
            <text:list-item>
              <text:p text:style-name="P45"><text:a xlink:type="simple" xlink:href="https://doi.org/10.1111/ecog.03531" text:style-name="Internet_20_link" text:visited-style-name="Visited_20_Internet_20_Link">Somveille et al., 2018</text:a></text:p>
            </text:list-item>
          </text:list>
        </text:list-item>
      </text:list>
      <text:p text:style-name="P11"><text:tab/>Geographic movement and niche movement</text:p>
      <text:p text:style-name="Text_20_body"><text:tab/><text:span text:style-name="T22">Relations to traits</text:span></text:p>
      <text:list text:style-name="L16">
        <text:list-item>
          <text:list>
            <text:list-item>
              <text:p text:style-name="P46"><text:a xlink:type="simple" xlink:href="https://doi.org/10.1111/geb.13722" text:style-name="Internet_20_link" text:visited-style-name="Visited_20_Internet_20_Link">Cohen &amp; Jetz 2023</text:a></text:p>
            </text:list-item>
            <text:list-item>
              <text:p text:style-name="P46"><text:a xlink:type="simple" xlink:href="https://doi.org/10.1098/rspb.2023.1398" text:style-name="Internet_20_link" text:visited-style-name="Visited_20_Internet_20_Link">Cohen et al., 2023</text:a></text:p>
            </text:list-item>
            <text:list-item>
              <text:p text:style-name="P46"><text:a xlink:type="simple" xlink:href="https://doi.org/10.1111/jbi.13351" text:style-name="Internet_20_link" text:visited-style-name="Visited_20_Internet_20_Link">Zurell et al., 2018</text:a></text:p>
            </text:list-item>
            <text:list-item>
              <text:p text:style-name="P46"><text:a xlink:type="simple" xlink:href="https://doi.org/10.1038/s41467-020-19256-0" text:style-name="Internet_20_link" text:visited-style-name="Visited_20_Internet_20_Link">Soriano-Renondo et al., 2020</text:a></text:p>
            </text:list-item>
          </text:list>
        </text:list-item>
      </text:list>
      <text:p text:style-name="P5"><text:tab/><text:span text:style-name="T22">Bird and trait diversity consequences</text:span></text:p>
      <text:list text:style-name="L17">
        <text:list-item>
          <text:list>
            <text:list-item>
              <text:p text:style-name="P47"><text:a xlink:type="simple" xlink:href="https://doi.org/10.1371/journal.pone.0070907" text:style-name="Internet_20_link" text:visited-style-name="Visited_20_Internet_20_Link">Somveille et al., 2013</text:a></text:p>
            </text:list-item>
            <text:list-item>
              <text:p text:style-name="P53"><text:a xlink:type="simple" xlink:href="https://doi.org/10.1111/geb.13460" text:style-name="Internet_20_link" text:visited-style-name="Visited_20_Internet_20_Link"><text:span text:style-name="T25">Ng et al., 2022</text:span></text:a></text:p>
            </text:list-item>
            <text:list-item>
              <text:p text:style-name="P47"><text:a xlink:type="simple" xlink:href="https://doi.org/10.1016/j.cub.2023.01.066" text:style-name="Internet_20_link" text:visited-style-name="Visited_20_Internet_20_Link">Jarzyna et al., 2023</text:a></text:p>
            </text:list-item>
          </text:list>
        </text:list-item>
      </text:list>
      <text:p text:style-name="P5"><text:soft-page-break/><text:tab/><text:span text:style-name="T25">Climate change</text:span></text:p>
      <text:list text:style-name="L18">
        <text:list-item>
          <text:list>
            <text:list-item>
              <text:p text:style-name="P48"><text:a xlink:type="simple" xlink:href="https://doi.org/10.1111/1365-2656.13543" text:style-name="Internet_20_link" text:visited-style-name="Visited_20_Internet_20_Link">Zimova et al., 2021</text:a></text:p>
            </text:list-item>
            <text:list-item>
              <text:p text:style-name="P48"><text:a xlink:type="simple" xlink:href="https://doi.org/10.1002/ecs2.4316" text:style-name="Internet_20_link" text:visited-style-name="Visited_20_Internet_20_Link">Sonnleitner et al., 202</text:a>2</text:p>
            </text:list-item>
            <text:list-item>
              <text:p text:style-name="P48"><text:a xlink:type="simple" xlink:href="https://doi.org/10.1111/gcb.16492" text:style-name="Internet_20_link" text:visited-style-name="Visited_20_Internet_20_Link">Neate-Clegg et al., 2022</text:a></text:p>
            </text:list-item>
            <text:list-item>
              <text:p text:style-name="P48"><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3-20T11:24:15.395728156</dc:date>
    <dc:creator>Dominique Caron</dc:creator>
    <meta:editing-duration>PT10H39M2S</meta:editing-duration>
    <meta:editing-cycles>32</meta:editing-cycles>
    <meta:document-statistic meta:table-count="0" meta:image-count="0" meta:object-count="0" meta:page-count="10" meta:paragraph-count="121" meta:word-count="2228" meta:character-count="14016" meta:non-whitespace-character-count="11961"/>
  </office:meta>
</office:document-meta>
</file>